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BeanMapDecorator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ynaBeanMapDecorator.getDyna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Map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BeanMapDecorator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BeanMapDecorator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BeanMapDecora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DynaBeanMapDecorator( DynaBean dyna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BeanMapDecorator.getDyn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key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ynaBeanMapDecorato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toString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MapDecorator.DynaBeanMapDecorator( DynaBean dynaBean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BeanMapDecorator.putAll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BeanMapDecorator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